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paragraph-properties fo:margin-left="0cm" fo:margin-right="0cm" fo:text-indent="0cm" style:auto-text-indent="false"/>
    </style:style>
    <style:style style:name="P7" style:family="paragraph" style:parent-style-name="First_20_line_20_indent">
      <style:text-properties officeooo:rsid="00835b35" officeooo:paragraph-rsid="00835b35"/>
    </style:style>
    <style:style style:name="P8" style:family="paragraph" style:parent-style-name="Footnote">
      <style:text-properties officeooo:rsid="00835b35" officeooo:paragraph-rsid="00835b35"/>
    </style:style>
    <style:style style:name="P9" style:family="paragraph" style:parent-style-name="Title">
      <style:paragraph-properties fo:break-before="page"/>
    </style:style>
    <style:style style:name="P10" style:family="paragraph" style:parent-style-name="First_20_line_20_indent">
      <style:text-properties officeooo:rsid="0083d4f1" officeooo:paragraph-rsid="0083d4f1"/>
    </style:style>
    <style:style style:name="P11" style:family="paragraph" style:parent-style-name="Heading_20_1">
      <style:text-properties officeooo:rsid="0083d4f1" officeooo:paragraph-rsid="0083d4f1"/>
    </style:style>
    <style:style style:name="P12" style:family="paragraph" style:parent-style-name="Title" style:master-page-name="First_20_Page">
      <style:paragraph-properties style:page-number="auto"/>
      <style:text-properties officeooo:rsid="00835b35" officeooo:paragraph-rsid="00835b35"/>
    </style:style>
    <style:style style:name="P13" style:family="paragraph" style:parent-style-name="Footer_20_left" style:master-page-name="Обратная_20_сторона">
      <style:paragraph-properties style:page-number="auto"/>
    </style:style>
    <style:style style:name="P14" style:family="paragraph" style:parent-style-name="Heading_20_1" style:list-style-name="L1"/>
    <style:style style:name="P15" style:family="paragraph" style:parent-style-name="Heading_20_1" style:list-style-name="L1">
      <style:text-properties officeooo:paragraph-rsid="0081f574"/>
    </style:style>
    <style:style style:name="T1" style:family="text">
      <style:text-properties officeooo:rsid="005ffed0"/>
    </style:style>
    <style:style style:name="T2" style:family="text">
      <style:text-properties officeooo:rsid="00835b35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Восточные славяне в VIII-IX вв.: расселение, хозяйство, быт, культура</text:p>
      <text:p text:style-name="P7">Этапы формирования в неолите.</text:p>
      <text:p text:style-name="P7">Славянские языки относят к индоевропейской языковой семье. </text:p>
      <text:p text:style-name="P7">Индоевропейская общность дала начало всем этим этносам, их прародина к югу от Кавказа, в нижнем Поволжье и до юга Сибири. Среди индоевропейцев кроме славян также есть германцы, романцы, иранцы и индусы.</text:p>
      <text:p text:style-name="P7">Славянский язык сформировался в середине I тысячелетия до нашей эры. Наша прародина — центральная и восточная Европа (юг Балтики, север Карпат, Эльба и средний Днепр).</text:p>
      <text:p text:style-name="P7">Первое задокументированное упоминание о, как предполагается, славянах упоминали римские писатели Плиний Старший, Публий Корнелий Тацит и Птолемей Клавдий в конце I-II вв. н. э., которые в своих рукописях вели речь о «венедах». Самым первым упоминанием славян в письменных источниках считается текст «Естественной истории» Гая Плиния Секунда Старшего (24-79 гг.). В нем говорится о некоем племени венедов, обитающем рядом с сарматами, скирами и хиррами. Считается, что в данном контексте под этим этнонимом подразумеваются именно славяне. Хотя, скорее всего, этот этноним обозначал у разных авторов в разное время разные народы. Античные писатели начала нашей эры (Цезарь, Страбон, Мела и др.) связывали его с кельтскими или германскими племенами.<text:note text:id="ftn1" text:note-class="footnote"><text:note-citation>1</text:note-citation><text:note-body><text:p text:style-name="P8">Данилин Древняя русь глазами современников и потомков (с. 29-30)</text:p></text:note-body></text:note></text:p>
      <text:p text:style-name="P10">Великое переселение народов в 4-7 вв. н. э. привело к разделению славян на три ветви: западные, восточные и южные. Среди восточнославянских племён: поляне, северяне, древляне, родимичи, вятичи, кривичи, полочане, словене, белые хорваты, волыняне, уличи, тимерцы.</text:p>
      <text:h text:style-name="P11" text:outline-level="1">Хозяйственно славян</text:h>
      <text:p text:style-name="P10">Первой, древнейшей социально-экономической формацией как славян, так и любых других народов Земли, был первобытнообщинный строй. Он продолжался со времени становления человека до перехода к классовому обществу и был наиболее длительной в истории человечества эпохой. Все его стадии объединяет коллективный характер производства и потребления, вызванный неразвитостью средств производства.<text:note text:id="ftn2" text:note-class="footnote"><text:note-citation>2</text:note-citation><text:note-body><text:p text:style-name="Footnote">История России с древнейших времен до 1861 года: Учеб. для вузов / Н. И. Павленко, И. Л. Андреев, В. Б. Кобрин, В. А. Федоров; Под ред. Н. И. Павленко. — 2-е изд., испр. М.: Высш. шк., 2001. — 560 с: карты. — Учебное издание.</text:p></text:note-body></text:note> Славяне жили родовыми общинами на берегах озёр и рек. Главная роль принадлежала старейшинам, несколько родовых общин образовывали племя, возглавляемое советом старейшин.</text:p>
      <text:p text:style-name="P10">Главное хозяйственное занятие славян — земледелие. Для раскопки земель использовалась соха, поля засевали рожью и овсом.</text:p>
      <text:p text:style-name="P10">Также славяне занимались животноводством и разводили лошадей, коров, овец, коз, свиней, птиц. Промыслы славян: рыболовство (для чего применялись невод и острога), охота, бортничество (мёд и воск диких пчёл). Славяне освоили ряд ремёсел: добыча железа, кузнечное дело, гончарное дело (гончарный круг появился в середине IX века).</text:p>
      <text:p text:style-name="P10">В IX в. у восточных славян возникает классовое общество и появляется <text:soft-page-break/>государство. Этот новый этап жизни восточнославянского общества был подготовлен всем ходом предшествующего развития. Естественно, что начальный период образования государства у восточных славян отражен в источниках недостаточно.</text:p>
      <text:p text:style-name="P9">Принятие христианства на Руси и становление Русской православной церкви</text:p>
      <text:list xml:id="list4098902723" text:style-name="L1">
        <text:list-item>
          <text:h text:style-name="P14" text:outline-level="1">Язычество древних славян.</text:h>
        </text:list-item>
      </text:list>
      <text:p text:style-name="P6"><text:tab/><text:span text:style-name="T2">Как утверждает </text:span>В. Н. Топоров, <text:span text:style-name="T2">м</text:span>ногое в составе уровня богов вызывает серьезные сомнения. В одних случаях присутствие мифологического персонажа в пантеоне может носить чисто ситуационный характер (таковы неславянские боги в пантеоне князя Владимира); в других обозначение deus в описаниях может принадлежать не языку описываемой традиции, а языку описания (так, немецкие и скандинавские авторы, знакомые с более развитым культом богов, могли невольно завышать "ранг" описываемых славянских персонажей). Среди славянских мифологических им<text:span text:style-name="T2">ё</text:span>н есть и такие, которые отсылают к несомненно божественным персонажам в других традициях, тогда как в славянской мифологической системе они божествами не являются».</text:p>
      <text:p text:style-name="P6"><text:tab/><text:span text:style-name="T2">Господствующее место в пантеоне Владимира отводилось перуну, о чём можно судить по его идолам, которые, в отличие от всех остальных, были украшены драгоценными металлами. Среди прочих идолов выделяются хорс и симаргл — иранские божества, о роли которых среди славянских «божеств» однозначно судить сложно. </text:span></text:p>
      <text:list xml:id="list134448585250062" text:continue-numbering="true" text:style-name="L1">
        <text:list-item>
          <text:h text:style-name="P15" text:outline-level="1">Предпосылки религиозной реформы князя Владимира Святославовича. «Выбор веры».</text:h>
        </text:list-item>
      </text:list>
      <text:p text:style-name="P7">Владимир Святославович сначала пытался объединить существующие языческие культы, но пришёл к выводу, что необходим выбор истинной веры.</text:p>
      <text:p text:style-name="P7">В 988 году Владимир помог византийцам подавить восстание в Херсонесе Таврическом, потребовал взамен дочь императора в жёны, принял христианство.</text:p>
      <text:list xml:id="list134449192290904" text:continue-numbering="true" text:style-name="L1">
        <text:list-item>
          <text:h text:style-name="P14" text:outline-level="1">Крещение Руси: ход событий.</text:h>
        </text:list-item>
      </text:list>
      <text:p text:style-name="First_20_line_20_indent"/>
      <text:list xml:id="list134447617919654" text:continue-numbering="true" text:style-name="L1">
        <text:list-item>
          <text:h text:style-name="P14" text:outline-level="1">Становление церковной организации.</text:h>
        </text:list-item>
      </text:list>
      <text:p text:style-name="First_20_line_20_indent"/>
      <text:list xml:id="list134449312285344" text:continue-numbering="true" text:style-name="L1">
        <text:list-item>
          <text:h text:style-name="P14" text:outline-level="1">Исторические итоги принятия христианства.</text:h>
        </text:list-item>
      </text:list>
      <text:p text:style-name="First_20_line_20_indent">Этническая консолидация. <text:span text:style-name="T2">На основе племён стала формироваться древнерусская народность.</text:span></text:p>
      <text:p text:style-name="P7">Русь как государство интегрировалось в семью христианских народов.</text:p>
      <text:p text:style-name="P7">Вместе с христианством на Руси формируется Церковь, во главе которой стоит митрополит. Русь делится на епархии, во главе которых стоят епископы.</text:p>
      <text:p text:style-name="P7">Огромное влияние на развитие русской культуры. С христианством пришли письменность и книжность, а с письменностью и книжностью — нормы языка; пришли новые формы искусства (архитектура, иконопись, барельефы, миниатюры).</text:p>
      <text:p text:style-name="P7"/>
      <text:p text:style-name="First_20_line_20_inden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3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07:07:58.592467215</meta:creation-date>
    <dc:title>Default</dc:title>
    <meta:editing-cycles>4</meta:editing-cycles>
    <meta:editing-duration>PT2H45M14S</meta:editing-duration>
    <meta:generator>LibreOffice/7.5.2.1$Linux_X86_64 LibreOffice_project/50$Build-1</meta:generator>
    <dc:date>2023-09-26T09:55:30.774097691</dc:date>
    <meta:document-statistic meta:table-count="1" meta:image-count="0" meta:object-count="0" meta:page-count="3" meta:paragraph-count="38" meta:word-count="726" meta:character-count="5321" meta:non-whitespace-character-count="4627"/>
  </office:meta>
</office:document-meta>
</file>